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5F00000CA90110667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1.344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loext:graphic-properties draw:fill="none" draw:fill-color="#ffffff"/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3.912cm" svg:x="-0.006cm" svg:y="0cm">
          <draw:image xlink:href="Pictures/1000000000000A5F00000CA90110667D.jpg" xlink:type="simple" xlink:show="embed" xlink:actuate="onLoad" draw:mime-type="image/jpeg">
            <text:p/>
          </draw:image>
        </draw:frame>
        <draw:frame draw:style-name="gr2" draw:text-style-name="P3" draw:layer="layout" svg:width="4.952cm" svg:height="2.384cm" svg:x="2.997cm" svg:y="11.284cm">
          <draw:text-box>
            <text:p text:style-name="P2">Middle Motor</text:p>
            <text:p text:style-name="P2">cable</text:p>
          </draw:text-box>
        </draw:frame>
        <draw:frame draw:style-name="gr3" draw:text-style-name="P3" draw:layer="layout" svg:width="4.037cm" svg:height="1.673cm" svg:x="2.998cm" svg:y="8.185cm">
          <draw:text-box>
            <text:p text:style-name="P2">Front Servo</text:p>
            <text:p text:style-name="P2">cable</text:p>
          </draw:text-box>
        </draw:frame>
        <draw:frame draw:style-name="gr3" draw:text-style-name="P3" draw:layer="layout" svg:width="4.037cm" svg:height="1.673cm" svg:x="2.099cm" svg:y="13.086cm">
          <draw:text-box>
            <text:p text:style-name="P2">Front Motor</text:p>
            <text:p text:style-name="P2">cabl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583cm" fo:page-height="23.9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13:17:41.567219788</dc:date>
    <meta:editing-duration>PT4M45S</meta:editing-duration>
    <meta:editing-cycles>1</meta:editing-cycles>
    <meta:document-statistic meta:object-count="4"/>
    <meta:generator>LibreOffice/24.2.7.2$Linux_X86_64 LibreOffice_project/420$Build-2</meta:generator>
  </office:meta>
</office:document-meta>
</file>